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DejaVu Sans2" svg:font-family="'DejaVu Sans'" style:font-family-generic="modern" style:font-pitch="variable"/>
    <style:font-face style:name="Liberation Mono" svg:font-family="'Liberation Mono'" style:font-family-generic="modern" style:font-pitch="variable"/>
    <style:font-face style:name="Liberation Mono4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  <style:paragraph-properties style:writing-mode="lr-tb"/>
    </style:style>
    <style:style style:name="gr2" style:family="graphic" style:parent-style-name="standard">
      <style:graphic-properties draw:fill-color="#ffffff" fo:min-height="23.556cm"/>
      <style:paragraph-properties style:writing-mode="lr-tb"/>
    </style:style>
    <style:style style:name="gr3" style:family="graphic" style:parent-style-name="standard">
      <style:graphic-properties draw:stroke="none" draw:fill="none" fo:min-height="24.821cm"/>
      <style:paragraph-properties style:writing-mode="lr-tb"/>
    </style:style>
    <style:style style:name="gr4" style:family="graphic" style:parent-style-name="standard">
      <style:graphic-properties draw:stroke="none" draw:fill="none" fo:min-height="10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  <style:paragraph-properties style:writing-mode="lr-tb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0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7.256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8.533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449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254cm" fo:min-width="0cm" fo:padding-top="0.15cm" fo:padding-bottom="0.15cm" fo:padding-left="0.275cm" fo:padding-right="0.275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style:font-name="Liberation Mono3" fo:font-size="18pt" style:font-name-asian="Liberation Mono3" style:font-size-asian="18pt" style:font-name-complex="Liberation Mono3" style:font-size-complex="18pt"/>
    </style:style>
    <style:style style:name="P7" style:family="paragraph">
      <loext:graphic-properties draw:fill="none"/>
      <style:paragraph-properties fo:text-align="start"/>
      <style:text-properties style:font-name="Liberation Mono3" fo:font-size="18pt" style:font-name-asian="Liberation Mono3" style:font-size-asian="18pt" style:font-name-complex="Liberation Mono3" style:font-size-complex="18pt"/>
    </style:style>
    <style:style style:name="P8" style:family="paragraph">
      <loext:graphic-properties draw:fill="none" draw:fill-color="#ffffff"/>
      <style:text-properties style:font-name="Liberation Mono1" fo:font-size="32pt" style:font-size-asian="32pt" style:font-size-complex="32pt"/>
    </style:style>
    <style:style style:name="P9" style:family="paragraph">
      <style:text-properties fo:color="#0066cc" style:font-name="Liberation Mono1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66cc" style:font-name="Liberation Mono1"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color="#0066cc"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color="#00cccc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cccc" style:font-name="Liberation Mono1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ccf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Mono3" fo:font-size="18pt" style:font-name-asian="Liberation Mono3" style:font-size-asian="18pt" style:font-name-complex="Liberation Mono3" style:font-size-complex="18pt"/>
    </style:style>
    <style:style style:name="T9" style:family="text">
      <style:text-properties fo:color="#0066cc" style:font-name="Liberation Mono3" fo:font-size="18pt" fo:font-weight="bold" style:font-name-asian="Liberation Mono3" style:font-size-asian="18pt" style:font-weight-asian="bold" style:font-name-complex="Liberation Mono3" style:font-size-complex="18pt" style:font-weight-complex="bold"/>
    </style:style>
    <style:style style:name="T10" style:family="text">
      <style:text-properties style:font-name="Liberation Mono1" fo:font-size="32pt" style:font-size-asian="32pt" style:font-size-complex="32pt"/>
    </style:style>
    <style:style style:name="T11" style:family="text">
      <style:text-properties fo:color="#00ccff" style:font-name="Liberation Mono1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66cc" style:font-name="Liberation Mono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9933ff" style:font-name="Liberation Mono1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Mono1" fo:font-size="32pt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variant="normal" fo:text-transform="none" style:text-outline="false" style:text-line-through-style="none" style:text-line-through-type="none" style:font-name="Liberation Mono1" fo:font-size="32pt" fo:font-style="normal" fo:text-shadow="none" style:text-underline-style="none" style:letter-kerning="true" style:font-name-asian="DejaVu Sans1" style:font-size-asian="32pt" style:font-style-asian="normal" style:font-name-complex="DejaVu Sans1" style:font-size-complex="3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33ff" style:text-outline="false" style:text-line-through-style="none" style:text-line-through-type="none" style:font-name="Liberation Mono1" fo:font-size="32pt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Liberation Mono1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2.999cm" svg:y="2.102cm">
          <draw:text-box>
            <text:p><text:span text:style-name="T1">DID Resolution</text:span></text:p>
          </draw:text-box>
        </draw:frame>
        <draw:frame draw:style-name="gr2" draw:text-style-name="P2" draw:layer="layout" svg:width="14.763cm" svg:height="23.806cm" svg:x="2.998cm" svg:y="4.753cm">
          <draw:text-box>
            <text:p><text:span text:style-name="T2">A work item of the W3C CCG</text:span></text:p>
            <text:p><text:span text:style-name="T2"/></text:p>
            <text:p><text:span text:style-name="T2">09</text:span><text:span text:style-name="T3">th</text:span><text:span text:style-name="T2"> January 2020</text:span></text:p>
            <text:p><text:span text:style-name="T4">IPR rules apply!</text:span></text:p>
            <text:p><text:span text:style-name="T2"/></text:p>
            <text:p><text:span text:style-name="T2">Zoom Call:</text:span></text:p>
            <text:p><text:span text:style-name="T2">https://zoom.us/j/7077077007</text:span></text:p>
            <text:p><text:span text:style-name="T2"/></text:p>
            <text:p><text:span text:style-name="T2">Text Chat:</text:span></text:p>
            <text:p><text:span text:style-name="T2">http://irc.w3.org/?channels=ccg</text:span></text:p>
            <text:p><text:span text:style-name="T2">(type q+ to get into the queue)</text:span></text:p>
            <text:p><text:span text:style-name="T2"/></text:p>
            <text:p><text:span text:style-name="T4">This call is being recorded!</text:span></text:p>
          </draw:text-box>
        </draw:frame>
        <draw:frame draw:style-name="gr3" draw:text-style-name="P5" draw:layer="layout" svg:width="22.595cm" svg:height="25.071cm" svg:x="18.198cm" svg:y="1.722cm">
          <draw:text-box>
            <text:p text:style-name="P3"><text:span text:style-name="T1">Agenda Thursday 09 </text:span><text:span text:style-name="T1">January 2020</text:span></text:p>
            <text:p text:style-name="P4"><text:span text:style-name="T5">Welcome and CCG IPR </text:span><text:span text:style-name="T5">reminder</text:span></text:p>
            <text:p text:style-name="P4"><text:span text:style-name="T5">Call info and scribe selection</text:span></text:p>
            <text:p text:style-name="P4"><text:span text:style-name="T5">Agenda </text:span><text:span text:style-name="T5">creation/review/prioritization</text:span></text:p>
            <text:p text:style-name="P4"><text:span text:style-name="T5">DID resolver architectures</text:span></text:p>
            <text:p text:style-name="P4"><text:span text:style-name="T5">Matrix parameters vs. query </text:span><text:span text:style-name="T5">parameters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</draw:text-box>
        </draw:frame>
      </draw:page>
      <draw:page draw:name="page2" draw:style-name="dp1" draw:master-page-name="Default">
        <draw:frame draw:style-name="gr4" draw:text-style-name="P7" draw:layer="layout" svg:width="26.5cm" svg:height="10.56cm" svg:x="1.559cm" svg:y="5.823cm">
          <draw:text-box>
            <text:p text:style-name="P6"><text:span text:style-name="T6">{</text:span></text:p>
            <text:p text:style-name="P6"><text:span text:style-name="T6"><text:s text:c="2"/></text:span><text:span text:style-name="T6">"@context": "https://www.w3.org/ns/did/v1",</text:span></text:p>
            <text:p text:style-name="P6"><text:span text:style-name="T6"><text:s text:c="2"/></text:span><text:span text:style-name="T6">"id": "did:ex:123",</text:span></text:p>
            <text:p text:style-name="P6"><text:span text:style-name="T6"><text:s text:c="2"/></text:span><text:span text:style-name="T6">"publicKey": [{</text:span></text:p>
            <text:p text:style-name="P6"><text:span text:style-name="T6"><text:s text:c="4"/></text:span><text:span text:style-name="T6">"id": "did:ex:123#keys-1",</text:span></text:p>
            <text:p text:style-name="P6"><text:span text:style-name="T6"><text:s text:c="4"/></text:span><text:span text:style-name="T6">"type": "RsaVerificationKey2018",</text:span></text:p>
            <text:p text:style-name="P6"><text:span text:style-name="T6"><text:s text:c="4"/></text:span><text:span text:style-name="T6">"publicKeyPem": "-----BEGIN PUB...01..END PUB </text:span><text:span text:style-name="T6">-----\r\n"</text:span></text:p>
            <text:p text:style-name="P6"><text:span text:style-name="T6"><text:s text:c="2"/></text:span><text:span text:style-name="T6">}],</text:span></text:p>
            <text:p text:style-name="P6"><text:span text:style-name="T6"><text:s text:c="2"/></text:span><text:span text:style-name="T6">"service": [{</text:span></text:p>
            <text:p text:style-name="P6"><text:span text:style-name="T6"><text:s text:c="4"/></text:span><text:span text:style-name="T6">"id": "did:ex:123#</text:span><text:span text:style-name="T7">profilepic</text:span><text:span text:style-name="T6">",</text:span></text:p>
            <text:p text:style-name="P6"><text:span text:style-name="T8"><text:s text:c="4"/></text:span><text:span text:style-name="T8">"serviceEndpoint":</text:span></text:p>
            <text:p text:style-name="P6"><text:span text:style-name="T8"><text:s text:c="6"/></text:span><text:span text:style-name="T8">"</text:span><text:span text:style-name="T9">https://socialnetwork.com/user/123/profile?</text:span><text:span text:style-name="T9">image</text:span><text:span text:style-name="T8">"</text:span></text:p>
            <text:p text:style-name="P6"><text:span text:style-name="T6"><text:s text:c="2"/></text:span><text:span text:style-name="T6">}]</text:span></text:p>
            <text:p text:style-name="P6"><text:span text:style-name="T6">}</text:span></text:p>
          </draw:text-box>
        </draw:frame>
        <draw:frame draw:style-name="gr5" draw:text-style-name="P8" draw:layer="layout" svg:width="20.144cm" svg:height="1.53cm" svg:x="1.624cm" svg:y="2.54cm">
          <draw:text-box>
            <text:p><text:span text:style-name="T10">did:ex:123;service=</text:span><text:span text:style-name="T11">profilep</text:span><text:span text:style-name="T11">ic</text:span></text:p>
          </draw:text-box>
        </draw:frame>
        <draw:frame draw:style-name="gr4" draw:text-style-name="P7" draw:layer="layout" svg:width="26.5cm" svg:height="10.56cm" svg:x="26.559cm" svg:y="5.823cm">
          <draw:text-box>
            <text:p text:style-name="P6"><text:span text:style-name="T6">{</text:span></text:p>
            <text:p text:style-name="P6"><text:span text:style-name="T6"><text:s text:c="2"/></text:span><text:span text:style-name="T6">"@context": "https://www.w3.org/ns/did/v1",</text:span></text:p>
            <text:p text:style-name="P6"><text:span text:style-name="T6"><text:s text:c="2"/></text:span><text:span text:style-name="T6">"id": "did:ex:123",</text:span></text:p>
            <text:p text:style-name="P6"><text:span text:style-name="T6"><text:s text:c="2"/></text:span><text:span text:style-name="T6">"publicKey": [{</text:span></text:p>
            <text:p text:style-name="P6"><text:span text:style-name="T6"><text:s text:c="4"/></text:span><text:span text:style-name="T6">"id": "did:ex:123#keys-1",</text:span></text:p>
            <text:p text:style-name="P6"><text:span text:style-name="T6"><text:s text:c="4"/></text:span><text:span text:style-name="T6">"type": "RsaVerificationKey2018",</text:span></text:p>
            <text:p text:style-name="P6"><text:span text:style-name="T6"><text:s text:c="4"/></text:span><text:span text:style-name="T6">"publicKeyPem": "-----BEGIN PUB...01..END PUB </text:span><text:span text:style-name="T6">-----\r\n"</text:span></text:p>
            <text:p text:style-name="P6"><text:span text:style-name="T6"><text:s text:c="2"/></text:span><text:span text:style-name="T6">}],</text:span></text:p>
            <text:p text:style-name="P6"><text:span text:style-name="T6"><text:s text:c="2"/></text:span><text:span text:style-name="T6">"service": [{</text:span></text:p>
            <text:p text:style-name="P6"><text:span text:style-name="T6"><text:s text:c="4"/></text:span><text:span text:style-name="T6">"id": "did:ex:123#</text:span><text:span text:style-name="T7">profilepic</text:span><text:span text:style-name="T6">",</text:span></text:p>
            <text:p text:style-name="P6"><text:span text:style-name="T8"><text:s text:c="4"/></text:span><text:span text:style-name="T8">"serviceEndpoint":</text:span></text:p>
            <text:p text:style-name="P6"><text:span text:style-name="T8"><text:s text:c="6"/></text:span><text:span text:style-name="T8">"</text:span><text:span text:style-name="T9">https://newnetwork.com/account022/photo.jpg</text:span><text:span text:style-name="T8">"</text:span></text:p>
            <text:p text:style-name="P6"><text:span text:style-name="T6"><text:s text:c="2"/></text:span><text:span text:style-name="T6">}]</text:span></text:p>
            <text:p text:style-name="P6"><text:span text:style-name="T6">}</text:span></text:p>
          </draw:text-box>
        </draw:frame>
        <draw:frame draw:style-name="gr6" draw:text-style-name="P10" draw:layer="layout" svg:width="43.699cm" svg:height="1.53cm" svg:x="1.625cm" svg:y="18.54cm">
          <draw:text-box>
            <text:p text:style-name="P9"><text:span text:style-name="T12">https://socialnetwork.com/</text:span><text:span text:style-name="T12">user/123/profile?image</text:span></text:p>
          </draw:text-box>
        </draw:frame>
        <draw:frame draw:style-name="gr7" draw:text-style-name="P10" draw:layer="layout" svg:width="30.054cm" svg:height="1.549cm" svg:x="21.32cm" svg:y="21.041cm">
          <draw:text-box>
            <text:p text:style-name="P11"><text:span text:style-name="T12">https://newnetwork.com/</text:span><text:span text:style-name="T12">account022/photo.jpg</text:span></text:p>
          </draw:text-box>
        </draw:frame>
        <draw:line draw:style-name="gr8" draw:text-style-name="P12" draw:layer="layout" svg:x1="4.556cm" svg:y1="16.596cm" svg:x2="4.556cm" svg:y2="18.247cm">
          <text:p/>
        </draw:line>
        <draw:line draw:style-name="gr8" draw:text-style-name="P12" draw:layer="layout" svg:x1="47.556cm" svg:y1="16.571cm" svg:x2="47.556cm" svg:y2="20.406cm">
          <text:p/>
        </draw:line>
      </draw:page>
      <draw:page draw:name="page3" draw:style-name="dp1" draw:master-page-name="Default">
        <draw:frame draw:style-name="gr4" draw:text-style-name="P7" draw:layer="layout" svg:width="26.5cm" svg:height="10.56cm" svg:x="1.559cm" svg:y="5.823cm">
          <draw:text-box>
            <text:p text:style-name="P6"><text:span text:style-name="T6">{</text:span></text:p>
            <text:p text:style-name="P6"><text:span text:style-name="T6"><text:s text:c="2"/></text:span><text:span text:style-name="T6">"@context": "https://www.w3.org/ns/did/v1",</text:span></text:p>
            <text:p text:style-name="P6"><text:span text:style-name="T6"><text:s text:c="2"/></text:span><text:span text:style-name="T6">"id": "did:ex:123",</text:span></text:p>
            <text:p text:style-name="P6"><text:span text:style-name="T6"><text:s text:c="2"/></text:span><text:span text:style-name="T6">"publicKey": [{</text:span></text:p>
            <text:p text:style-name="P6"><text:span text:style-name="T6"><text:s text:c="4"/></text:span><text:span text:style-name="T6">"id": "did:ex:123#keys-1",</text:span></text:p>
            <text:p text:style-name="P6"><text:span text:style-name="T6"><text:s text:c="4"/></text:span><text:span text:style-name="T6">"type": "RsaVerificationKey2018",</text:span></text:p>
            <text:p text:style-name="P6"><text:span text:style-name="T6"><text:s text:c="4"/></text:span><text:span text:style-name="T6">"publicKeyPem": "-----BEGIN PUB...01..END PUB </text:span><text:span text:style-name="T6">-----\r\n"</text:span></text:p>
            <text:p text:style-name="P6"><text:span text:style-name="T6"><text:s text:c="2"/></text:span><text:span text:style-name="T6">}],</text:span></text:p>
            <text:p text:style-name="P6"><text:span text:style-name="T6"><text:s text:c="2"/></text:span><text:span text:style-name="T6">"service": [{</text:span></text:p>
            <text:p text:style-name="P6"><text:span text:style-name="T6"><text:s text:c="4"/></text:span><text:span text:style-name="T6">"id": "did:ex:123#</text:span><text:span text:style-name="T7">files</text:span><text:span text:style-name="T6">",</text:span></text:p>
            <text:p text:style-name="P6"><text:span text:style-name="T8"><text:s text:c="4"/></text:span><text:span text:style-name="T8">"serviceEndpoint":</text:span></text:p>
            <text:p text:style-name="P6"><text:span text:style-name="T8"><text:s text:c="6"/></text:span><text:span text:style-name="T8">"</text:span><text:span text:style-name="T9">https://filestore.org/user123/</text:span><text:span text:style-name="T8">"</text:span></text:p>
            <text:p text:style-name="P6"><text:span text:style-name="T6"><text:s text:c="2"/></text:span><text:span text:style-name="T6">}]</text:span></text:p>
            <text:p text:style-name="P6"><text:span text:style-name="T6">}</text:span></text:p>
          </draw:text-box>
        </draw:frame>
        <draw:frame draw:style-name="gr5" draw:text-style-name="P8" draw:layer="layout" svg:width="39.787cm" svg:height="1.53cm" svg:x="1.624cm" svg:y="2.54cm">
          <draw:text-box>
            <text:p><text:span text:style-name="T10">did:ex:123;service=</text:span><text:span text:style-name="T11">files</text:span><text:span text:style-name="T13">/</text:span><text:span text:style-name="T13">myresume/doc?</text:span><text:span text:style-name="T13">version=latest#intro</text:span></text:p>
          </draw:text-box>
        </draw:frame>
        <draw:frame draw:style-name="gr4" draw:text-style-name="P7" draw:layer="layout" svg:width="26.5cm" svg:height="10.56cm" svg:x="26.559cm" svg:y="5.823cm">
          <draw:text-box>
            <text:p text:style-name="P6"><text:span text:style-name="T6">{</text:span></text:p>
            <text:p text:style-name="P6"><text:span text:style-name="T6"><text:s text:c="2"/></text:span><text:span text:style-name="T6">"@context": "https://www.w3.org/ns/did/v1",</text:span></text:p>
            <text:p text:style-name="P6"><text:span text:style-name="T6"><text:s text:c="2"/></text:span><text:span text:style-name="T6">"id": "did:ex:123",</text:span></text:p>
            <text:p text:style-name="P6"><text:span text:style-name="T6"><text:s text:c="2"/></text:span><text:span text:style-name="T6">"publicKey": [{</text:span></text:p>
            <text:p text:style-name="P6"><text:span text:style-name="T6"><text:s text:c="4"/></text:span><text:span text:style-name="T6">"id": "did:ex:123#keys-1",</text:span></text:p>
            <text:p text:style-name="P6"><text:span text:style-name="T6"><text:s text:c="4"/></text:span><text:span text:style-name="T6">"type": "RsaVerificationKey2018",</text:span></text:p>
            <text:p text:style-name="P6"><text:span text:style-name="T6"><text:s text:c="4"/></text:span><text:span text:style-name="T6">"publicKeyPem": "-----BEGIN PUB...01..END PUB </text:span><text:span text:style-name="T6">-----\r\n"</text:span></text:p>
            <text:p text:style-name="P6"><text:span text:style-name="T6"><text:s text:c="2"/></text:span><text:span text:style-name="T6">}],</text:span></text:p>
            <text:p text:style-name="P6"><text:span text:style-name="T6"><text:s text:c="2"/></text:span><text:span text:style-name="T6">"service": [{</text:span></text:p>
            <text:p text:style-name="P6"><text:span text:style-name="T6"><text:s text:c="4"/></text:span><text:span text:style-name="T6">"id": "did:ex:123#</text:span><text:span text:style-name="T7">files</text:span><text:span text:style-name="T6">",</text:span></text:p>
            <text:p text:style-name="P6"><text:span text:style-name="T8"><text:s text:c="4"/></text:span><text:span text:style-name="T8">"serviceEndpoint":</text:span></text:p>
            <text:p text:style-name="P6"><text:span text:style-name="T8"><text:s text:c="6"/></text:span><text:span text:style-name="T8">"</text:span><text:span text:style-name="T9">https://selfhosted.me:8080/</text:span><text:span text:style-name="T8">"</text:span></text:p>
            <text:p text:style-name="P6"><text:span text:style-name="T6"><text:s text:c="2"/></text:span><text:span text:style-name="T6">}]</text:span></text:p>
            <text:p text:style-name="P6"><text:span text:style-name="T6">}</text:span></text:p>
          </draw:text-box>
        </draw:frame>
        <draw:frame draw:style-name="gr6" draw:text-style-name="P14" draw:layer="layout" svg:width="43.699cm" svg:height="1.53cm" svg:x="1.624cm" svg:y="18.54cm">
          <draw:text-box>
            <text:p text:style-name="P13"><text:span text:style-name="T14">https://filestore.org/</text:span><text:span text:style-name="T14">user123</text:span><text:span text:style-name="T13">/myresume/doc?</text:span><text:span text:style-name="T13">version=latest#intro</text:span></text:p>
          </draw:text-box>
        </draw:frame>
        <draw:frame draw:style-name="gr9" draw:text-style-name="P14" draw:layer="layout" svg:width="43.399cm" svg:height="1.573cm" svg:x="9.882cm" svg:y="21.041cm">
          <draw:text-box>
            <text:p text:style-name="P13"><text:span text:style-name="T14">https://selfhosted.me:8080</text:span><text:span text:style-name="T13">/</text:span><text:span text:style-name="T13">myresume/doc?</text:span><text:span text:style-name="T13">version=latest#intro</text:span></text:p>
          </draw:text-box>
        </draw:frame>
        <draw:line draw:style-name="gr8" draw:text-style-name="P12" draw:layer="layout" svg:x1="4.556cm" svg:y1="16.621cm" svg:x2="4.556cm" svg:y2="18.272cm">
          <text:p/>
        </draw:line>
        <draw:line draw:style-name="gr8" draw:text-style-name="P12" draw:layer="layout" svg:x1="47.556cm" svg:y1="16.596cm" svg:x2="47.556cm" svg:y2="20.431cm">
          <text:p/>
        </draw:line>
      </draw:page>
      <draw:page draw:name="page4" draw:style-name="dp1" draw:master-page-name="Default">
        <draw:frame draw:style-name="gr5" draw:text-style-name="P8" draw:layer="layout" svg:width="39.787cm" svg:height="1.53cm" svg:x="1.624cm" svg:y="2.54cm">
          <draw:text-box>
            <text:p><text:span text:style-name="T10">did:ex:123;service=</text:span><text:span text:style-name="T11">files</text:span><text:span text:style-name="T13">/</text:span><text:span text:style-name="T13">myresume/doc?</text:span><text:span text:style-name="T13">version=latest#intro</text:span></text:p>
          </draw:text-box>
        </draw:frame>
        <draw:frame draw:style-name="gr5" draw:text-style-name="P15" draw:layer="layout" svg:width="19.582cm" svg:height="1.352cm" svg:x="5.064cm" svg:y="7.862cm">
          <draw:text-box>
            <text:p><text:span text:style-name="T15">What if we did not have matrix parameters?</text:span></text:p>
          </draw:text-box>
        </draw:frame>
        <draw:frame draw:style-name="gr10" draw:text-style-name="P8" draw:layer="layout" svg:width="47.381cm" svg:height="1.53cm" svg:x="1.625cm" svg:y="13.006cm">
          <draw:text-box>
            <text:p><text:span text:style-name="T16">did:ex:123</text:span><text:span text:style-name="T17">/myresume/doc?</text:span><text:span text:style-name="T18">_did_</text:span><text:span text:style-name="T19">service=</text:span><text:span text:style-name="T11">files</text:span><text:span text:style-name="T19">&amp;</text:span><text:span text:style-name="T13">version=</text:span><text:span text:style-name="T13">latest#intro</text:span></text:p>
          </draw:text-box>
        </draw:frame>
        <draw:frame draw:style-name="gr5" draw:text-style-name="P15" draw:layer="layout" svg:width="15.458cm" svg:height="1.352cm" svg:x="5.064cm" svg:y="18.328cm">
          <draw:text-box>
            <text:p><text:span text:style-name="T15">How would this get dereferenced?</text:span></text:p>
          </draw:text-box>
        </draw:frame>
      </draw:page>
      <draw:page draw:name="page5" draw:style-name="dp1" draw:master-page-name="Default">
        <draw:frame draw:style-name="gr5" draw:text-style-name="P8" draw:layer="layout" svg:width="48.592cm" svg:height="1.53cm" svg:x="1.624cm" svg:y="8.54cm">
          <draw:text-box>
            <text:p><text:span text:style-name="T10">did:ex:123;service=</text:span><text:span text:style-name="T11">files</text:span><text:span text:style-name="T19">;ve</text:span><text:span text:style-name="T19">rsion-id=</text:span><text:span text:style-name="T11">4</text:span><text:span text:style-name="T13">/myresume/doc?</text:span><text:span text:style-name="T13">version=latest#intro</text:span></text:p>
          </draw:text-box>
        </draw:frame>
        <draw:frame draw:style-name="gr5" draw:text-style-name="P15" draw:layer="layout" svg:width="16.504cm" svg:height="1.352cm" svg:x="5.064cm" svg:y="2.528cm">
          <draw:text-box>
            <text:p><text:span text:style-name="T15">More matrix parameters! (version-id)</text:span></text:p>
          </draw:text-box>
        </draw:frame>
        <draw:custom-shape draw:style-name="gr11" draw:text-style-name="P16" draw:layer="layout" svg:width="0.762cm" svg:height="7.97cm" draw:transform="rotate (1.5707963267949) translate (18.811cm 11.06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6" draw:layer="layout" svg:width="0.762cm" svg:height="9.319cm" draw:transform="rotate (1.5707963267949) translate (36.512cm 11.06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14.298cm" svg:height="2.453cm" svg:x="15.629cm" svg:y="11.628cm">
          <draw:text-box>
            <text:p text:style-name="P17"><text:span text:style-name="T15">Version of the DID document</text:span></text:p>
            <text:p text:style-name="P17"><text:span text:style-name="T15">(Defined by the DID Core spec)</text:span></text:p>
          </draw:text-box>
        </draw:frame>
        <draw:frame draw:style-name="gr5" draw:text-style-name="P18" draw:layer="layout" svg:width="20.919cm" svg:height="2.453cm" svg:x="30.729cm" svg:y="11.629cm">
          <draw:text-box>
            <text:p text:style-name="P17"><text:span text:style-name="T15">Version of the resource at the service </text:span><text:span text:style-name="T15">endpoint</text:span></text:p>
            <text:p text:style-name="P17"><text:span text:style-name="T15">(Defined by the service)</text:span></text:p>
          </draw:text-box>
        </draw:frame>
      </draw:page>
      <draw:page draw:name="page6" draw:style-name="dp1" draw:master-page-name="Default">
        <draw:frame draw:style-name="gr5" draw:text-style-name="P8" draw:layer="layout" svg:width="43.174cm" svg:height="1.53cm" svg:x="1.624cm" svg:y="8.54cm">
          <draw:text-box>
            <text:p><text:span text:style-name="T10">did:ex:123;service=</text:span><text:span text:style-name="T11">files</text:span><text:span text:style-name="T19">;hl</text:span><text:span text:style-name="T19">=</text:span><text:span text:style-name="T11">zQmWvQ</text:span><text:span text:style-name="T13">/myresume/doc?</text:span><text:span text:style-name="T13">hl=zQrMLp#intro</text:span></text:p>
          </draw:text-box>
        </draw:frame>
        <draw:frame draw:style-name="gr5" draw:text-style-name="P15" draw:layer="layout" svg:width="12.982cm" svg:height="1.352cm" svg:x="5.064cm" svg:y="2.528cm">
          <draw:text-box>
            <text:p><text:span text:style-name="T15">More matrix parameters! (hl)</text:span></text:p>
          </draw:text-box>
        </draw:frame>
        <draw:custom-shape draw:style-name="gr13" draw:text-style-name="P16" draw:layer="layout" svg:width="0.762cm" svg:height="6.065cm" draw:transform="rotate (1.5707963267949) translate (18.811cm 11.06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6" draw:layer="layout" svg:width="0.762cm" svg:height="5.858cm" draw:transform="rotate (1.5707963267949) translate (34.512cm 11.06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13.206cm" svg:height="2.453cm" svg:x="15.329cm" svg:y="11.628cm">
          <draw:text-box>
            <text:p text:style-name="P17"><text:span text:style-name="T15">Hash of the DID document</text:span></text:p>
            <text:p text:style-name="P17"><text:span text:style-name="T15">(Verified by the DID resolver)</text:span></text:p>
          </draw:text-box>
        </draw:frame>
        <draw:frame draw:style-name="gr5" draw:text-style-name="P18" draw:layer="layout" svg:width="19.925cm" svg:height="2.453cm" svg:x="30.829cm" svg:y="11.629cm">
          <draw:text-box>
            <text:p text:style-name="P17"><text:span text:style-name="T15">Hash of the resource at the service </text:span><text:span text:style-name="T15">endpoint</text:span></text:p>
            <text:p text:style-name="P17"><text:span text:style-name="T15">(Verified by the client applicatio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DejaVu Sans2" svg:font-family="'DejaVu Sans'" style:font-family-generic="modern" style:font-pitch="variable"/>
    <style:font-face style:name="Liberation Mono" svg:font-family="'Liberation Mono'" style:font-family-generic="modern" style:font-pitch="variable"/>
    <style:font-face style:name="Liberation Mono4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20-01-09T23:05:00.914081203</dc:date>
    <dc:creator>Markus Sabadello</dc:creator>
    <meta:editing-duration>PT23H26M21S</meta:editing-duration>
    <meta:editing-cycles>215</meta:editing-cycles>
    <meta:generator>LibreOffice/6.3.4.2.0$Linux_X86_64 LibreOffice_project/30$Build-2</meta:generator>
    <meta:document-statistic meta:object-count="33"/>
  </office:meta>
</office:document-meta>
</file>